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nglais">
      <style:paragraph-properties fo:margin-left="0cm" fo:margin-right="0cm" fo:text-indent="0cm" style:auto-text-indent="false"/>
      <style:text-properties officeooo:paragraph-rsid="001ad308"/>
    </style:style>
    <style:style style:name="P2" style:family="paragraph" style:parent-style-name="Anglais">
      <style:text-properties fo:language="en" fo:country="GB" officeooo:rsid="01e8dddb" officeooo:paragraph-rsid="001ad308"/>
    </style:style>
    <style:style style:name="P3" style:family="paragraph" style:parent-style-name="Anglais">
      <style:text-properties fo:language="en" fo:country="GB" officeooo:rsid="01eb250b" officeooo:paragraph-rsid="001ad308"/>
    </style:style>
    <style:style style:name="P4" style:family="paragraph" style:parent-style-name="Anglais">
      <style:text-properties fo:language="en" fo:country="GB" officeooo:rsid="01ed758b" officeooo:paragraph-rsid="001ad308"/>
    </style:style>
    <style:style style:name="P5" style:family="paragraph" style:parent-style-name="Anglais">
      <style:text-properties fo:language="en" fo:country="GB" officeooo:rsid="01efa9cc" officeooo:paragraph-rsid="001ad308"/>
    </style:style>
    <style:style style:name="P6" style:family="paragraph" style:parent-style-name="Anglais">
      <style:text-properties fo:language="en" fo:country="GB" officeooo:rsid="01f103d4" officeooo:paragraph-rsid="001ad308"/>
    </style:style>
    <style:style style:name="P7" style:family="paragraph" style:parent-style-name="Anglais">
      <style:text-properties fo:language="en" fo:country="GB" officeooo:rsid="01f3031f" officeooo:paragraph-rsid="001ad308"/>
    </style:style>
    <style:style style:name="P8" style:family="paragraph" style:parent-style-name="Anglais">
      <style:text-properties fo:language="en" fo:country="GB" officeooo:rsid="01f3c2ce" officeooo:paragraph-rsid="001ad308"/>
    </style:style>
    <style:style style:name="P9" style:family="paragraph" style:parent-style-name="Anglais">
      <style:text-properties fo:language="en" fo:country="GB" officeooo:rsid="01f59986" officeooo:paragraph-rsid="001ad308"/>
    </style:style>
    <style:style style:name="P10" style:family="paragraph" style:parent-style-name="Anglais">
      <style:text-properties fo:language="en" fo:country="GB" officeooo:rsid="01f70cb1" officeooo:paragraph-rsid="001ad308"/>
    </style:style>
    <style:style style:name="P11" style:family="paragraph" style:parent-style-name="Anglais">
      <style:text-properties fo:language="en" fo:country="GB" fo:font-style="normal" officeooo:rsid="01f90109" officeooo:paragraph-rsid="001ad308" style:font-style-asian="normal" style:font-style-complex="normal"/>
    </style:style>
    <style:style style:name="P12" style:family="paragraph" style:parent-style-name="Anglais">
      <style:text-properties fo:language="en" fo:country="GB" fo:font-style="normal" officeooo:rsid="01f9cd27" officeooo:paragraph-rsid="001ad308" style:font-style-asian="normal" style:font-style-complex="normal"/>
    </style:style>
    <style:style style:name="P13" style:family="paragraph" style:parent-style-name="Anglais">
      <style:text-properties fo:language="en" fo:country="GB" fo:font-style="normal" officeooo:rsid="01fabf78" officeooo:paragraph-rsid="001ad308" style:font-style-asian="normal" style:font-style-complex="normal"/>
    </style:style>
    <style:style style:name="P14" style:family="paragraph" style:parent-style-name="Anglais">
      <style:text-properties fo:language="en" fo:country="GB" fo:font-style="normal" officeooo:rsid="01fd6b40" officeooo:paragraph-rsid="001ad308" style:font-style-asian="normal" style:font-style-complex="normal"/>
    </style:style>
    <style:style style:name="P15" style:family="paragraph" style:parent-style-name="Anglais">
      <style:text-properties fo:language="en" fo:country="GB" fo:font-style="normal" officeooo:rsid="01ff3302" officeooo:paragraph-rsid="001ad308" style:font-style-asian="normal" style:font-style-complex="normal"/>
    </style:style>
    <style:style style:name="P16" style:family="paragraph" style:parent-style-name="Anglais">
      <style:text-properties fo:language="en" fo:country="GB" fo:font-style="normal" officeooo:rsid="020025bf" officeooo:paragraph-rsid="001ad308" style:font-style-asian="normal" style:font-style-complex="normal"/>
    </style:style>
    <style:style style:name="P17" style:family="paragraph" style:parent-style-name="Anglais">
      <style:text-properties fo:language="en" fo:country="GB" fo:font-style="normal" officeooo:rsid="02016841" officeooo:paragraph-rsid="001ad308" style:font-style-asian="normal" style:font-style-complex="normal"/>
    </style:style>
    <style:style style:name="P18" style:family="paragraph" style:parent-style-name="Anglais">
      <style:text-properties fo:language="en" fo:country="GB" fo:font-style="normal" officeooo:rsid="0203389b" officeooo:paragraph-rsid="001ad308" style:font-style-asian="normal" style:font-style-complex="normal"/>
    </style:style>
    <style:style style:name="P19" style:family="paragraph" style:parent-style-name="Anglais">
      <style:text-properties fo:language="en" fo:country="GB" fo:font-style="normal" officeooo:rsid="02047591" officeooo:paragraph-rsid="001ad308" style:font-style-asian="normal" style:font-style-complex="normal"/>
    </style:style>
    <style:style style:name="P20" style:family="paragraph" style:parent-style-name="Anglais">
      <style:text-properties fo:language="en" fo:country="GB" fo:font-style="normal" officeooo:rsid="02070e87" officeooo:paragraph-rsid="001ad308" style:font-style-asian="normal" style:font-style-complex="normal"/>
    </style:style>
    <style:style style:name="P21" style:family="paragraph" style:parent-style-name="Anglais">
      <style:text-properties fo:language="en" fo:country="GB" fo:font-style="normal" officeooo:rsid="02086846" officeooo:paragraph-rsid="001ad308" style:font-style-asian="normal" style:font-style-complex="normal"/>
    </style:style>
    <style:style style:name="P22" style:family="paragraph" style:parent-style-name="Anglais">
      <style:text-properties fo:language="en" fo:country="GB" fo:font-style="normal" officeooo:rsid="0208d5bf" officeooo:paragraph-rsid="001ad308" style:font-style-asian="normal" style:font-style-complex="normal"/>
    </style:style>
    <style:style style:name="P23" style:family="paragraph" style:parent-style-name="Anglais">
      <style:text-properties fo:language="en" fo:country="GB" officeooo:rsid="01f90109" officeooo:paragraph-rsid="001ad308"/>
    </style:style>
    <style:style style:name="P24" style:family="paragraph" style:parent-style-name="Anglais">
      <style:text-properties fo:language="en" fo:country="GB" officeooo:rsid="01f90c22" officeooo:paragraph-rsid="001ad308"/>
    </style:style>
    <style:style style:name="P25" style:family="paragraph" style:parent-style-name="Anglais">
      <style:text-properties fo:language="en" fo:country="GB" officeooo:rsid="01f9cd27" officeooo:paragraph-rsid="001ad308"/>
    </style:style>
    <style:style style:name="P26" style:family="paragraph" style:parent-style-name="Anglais">
      <style:text-properties fo:language="en" fo:country="GB" officeooo:rsid="01fabf78" officeooo:paragraph-rsid="001ad308"/>
    </style:style>
    <style:style style:name="P27" style:family="paragraph" style:parent-style-name="Anglais">
      <style:text-properties fo:language="en" fo:country="GB" officeooo:rsid="01fd6b40" officeooo:paragraph-rsid="001ad308"/>
    </style:style>
    <style:style style:name="P28" style:family="paragraph" style:parent-style-name="Anglais">
      <style:text-properties fo:language="en" fo:country="GB" officeooo:rsid="01ff3302" officeooo:paragraph-rsid="001ad308"/>
    </style:style>
    <style:style style:name="P29" style:family="paragraph" style:parent-style-name="Anglais">
      <style:text-properties fo:language="en" fo:country="GB" officeooo:rsid="020025bf" officeooo:paragraph-rsid="001ad308"/>
    </style:style>
    <style:style style:name="P30" style:family="paragraph" style:parent-style-name="Anglais">
      <style:text-properties fo:language="en" fo:country="GB" officeooo:rsid="02016841" officeooo:paragraph-rsid="001ad308"/>
    </style:style>
    <style:style style:name="P31" style:family="paragraph" style:parent-style-name="Anglais">
      <style:text-properties fo:language="en" fo:country="GB" officeooo:rsid="02047591" officeooo:paragraph-rsid="001ad308"/>
    </style:style>
    <style:style style:name="P32" style:family="paragraph" style:parent-style-name="Anglais">
      <style:text-properties fo:language="en" fo:country="GB" officeooo:rsid="02070e87" officeooo:paragraph-rsid="001ad308"/>
    </style:style>
    <style:style style:name="P33" style:family="paragraph" style:parent-style-name="Anglais">
      <style:text-properties fo:language="en" fo:country="GB" officeooo:rsid="0208d5bf" officeooo:paragraph-rsid="001ad308"/>
    </style:style>
    <style:style style:name="P34" style:family="paragraph" style:parent-style-name="Anglais">
      <style:text-properties officeooo:paragraph-rsid="001ad308"/>
    </style:style>
    <style:style style:name="P35" style:family="paragraph" style:parent-style-name="Anglais">
      <style:paragraph-properties fo:margin-left="7.504cm" fo:margin-right="0cm" fo:text-indent="0cm" style:auto-text-indent="false"/>
      <style:text-properties officeooo:paragraph-rsid="001ad308"/>
    </style:style>
    <style:style style:name="P36" style:family="paragraph" style:parent-style-name="Lieux">
      <style:text-properties fo:language="en" fo:country="GB" officeooo:rsid="01e7acc1" officeooo:paragraph-rsid="001ad308"/>
    </style:style>
    <style:style style:name="P37" style:family="paragraph" style:parent-style-name="Titre_20_Chapitre">
      <style:paragraph-properties fo:break-before="page"/>
      <style:text-properties fo:language="en" fo:country="GB" officeooo:rsid="01e7acc1" officeooo:paragraph-rsid="001ad308"/>
    </style:style>
    <style:style style:name="T1" style:family="text">
      <style:text-properties fo:language="en" fo:country="GB" fo:font-style="normal" officeooo:rsid="021e957a" style:font-style-asian="normal" style:font-style-complex="normal"/>
    </style:style>
    <style:style style:name="T2" style:family="text">
      <style:text-properties fo:language="en" fo:country="GB" fo:font-style="normal" officeooo:rsid="02091570" style:font-style-asian="normal" style:font-style-complex="normal"/>
    </style:style>
    <style:style style:name="T3" style:family="text">
      <style:text-properties fo:language="en" fo:country="GB" fo:font-style="normal" officeooo:rsid="020a3dd6" style:font-style-asian="normal" style:font-style-complex="normal"/>
    </style:style>
    <style:style style:name="T4" style:family="text">
      <style:text-properties fo:language="en" fo:country="GB" fo:font-style="normal" officeooo:rsid="020b5faa" style:font-style-asian="normal" style:font-style-complex="normal"/>
    </style:style>
    <style:style style:name="T5" style:family="text">
      <style:text-properties fo:language="en" fo:country="GB" fo:font-style="normal" officeooo:rsid="020e61c2" style:font-style-asian="normal" style:font-style-complex="normal"/>
    </style:style>
    <style:style style:name="T6" style:family="text">
      <style:text-properties fo:language="en" fo:country="GB" fo:font-style="normal" officeooo:rsid="0210bd91" style:font-style-asian="normal" style:font-style-complex="normal"/>
    </style:style>
    <style:style style:name="T7" style:family="text">
      <style:text-properties fo:language="en" fo:country="GB" fo:font-style="normal" officeooo:rsid="02116043" style:font-style-asian="normal" style:font-style-complex="normal"/>
    </style:style>
    <style:style style:name="T8" style:family="text">
      <style:text-properties fo:language="en" fo:country="GB" fo:font-style="normal" officeooo:rsid="0211d4ee" style:font-style-asian="normal" style:font-style-complex="normal"/>
    </style:style>
    <style:style style:name="T9" style:family="text">
      <style:text-properties fo:language="en" fo:country="GB" fo:font-style="normal" officeooo:rsid="02125c8e" style:font-style-asian="normal" style:font-style-complex="normal"/>
    </style:style>
    <style:style style:name="T10" style:family="text">
      <style:text-properties fo:language="en" fo:country="GB" fo:font-style="normal" officeooo:rsid="02127ef5" style:font-style-asian="normal" style:font-style-complex="normal"/>
    </style:style>
    <style:style style:name="T11" style:family="text">
      <style:text-properties fo:language="en" fo:country="GB" fo:font-style="normal" officeooo:rsid="0212dab0" style:font-style-asian="normal" style:font-style-complex="normal"/>
    </style:style>
    <style:style style:name="T12" style:family="text">
      <style:text-properties fo:language="en" fo:country="GB" fo:font-style="normal" officeooo:rsid="02143bac" style:font-style-asian="normal" style:font-style-complex="normal"/>
    </style:style>
    <style:style style:name="T13" style:family="text">
      <style:text-properties fo:language="en" fo:country="GB" fo:font-style="normal" officeooo:rsid="0215cb0a" style:font-style-asian="normal" style:font-style-complex="normal"/>
    </style:style>
    <style:style style:name="T14" style:family="text">
      <style:text-properties fo:language="en" fo:country="GB" fo:font-style="normal" officeooo:rsid="02172a76" style:font-style-asian="normal" style:font-style-complex="normal"/>
    </style:style>
    <style:style style:name="T15" style:family="text">
      <style:text-properties fo:language="en" fo:country="GB" fo:font-style="normal" officeooo:rsid="0218187e" style:font-style-asian="normal" style:font-style-complex="normal"/>
    </style:style>
    <style:style style:name="T16" style:family="text">
      <style:text-properties fo:language="en" fo:country="GB" fo:font-style="normal" officeooo:rsid="02185c8e" style:font-style-asian="normal" style:font-style-complex="normal"/>
    </style:style>
    <style:style style:name="T17" style:family="text">
      <style:text-properties fo:language="en" fo:country="GB" fo:font-style="normal" officeooo:rsid="0218c954" style:font-style-asian="normal" style:font-style-complex="normal"/>
    </style:style>
    <style:style style:name="T18" style:family="text">
      <style:text-properties fo:language="en" fo:country="GB" fo:font-style="normal" officeooo:rsid="02199a5d" style:font-style-asian="normal" style:font-style-complex="normal"/>
    </style:style>
    <style:style style:name="T19" style:family="text">
      <style:text-properties fo:language="en" fo:country="GB" fo:font-style="normal" officeooo:rsid="021da42a" style:font-style-asian="normal" style:font-style-complex="normal"/>
    </style:style>
    <style:style style:name="T20" style:family="text">
      <style:text-properties fo:language="en" fo:country="GB" fo:font-style="normal" officeooo:rsid="021a5d6d" style:font-style-asian="normal" style:font-style-complex="normal"/>
    </style:style>
    <style:style style:name="T21" style:family="text">
      <style:text-properties fo:language="en" fo:country="GB" fo:font-style="normal" officeooo:rsid="021c2971" style:font-style-asian="normal" style:font-style-complex="normal"/>
    </style:style>
    <style:style style:name="T22" style:family="text">
      <style:text-properties fo:language="en" fo:country="GB" fo:font-style="normal" officeooo:rsid="021ca430" style:font-style-asian="normal" style:font-style-complex="normal"/>
    </style:style>
    <style:style style:name="T23" style:family="text">
      <style:text-properties fo:language="en" fo:country="GB" fo:font-style="normal" officeooo:rsid="021e1773" style:font-style-asian="normal" style:font-style-complex="normal"/>
    </style:style>
    <style:style style:name="T24" style:family="text">
      <style:text-properties fo:language="en" fo:country="GB" fo:font-style="italic" officeooo:rsid="02091570" style:font-style-asian="italic" style:font-style-complex="italic"/>
    </style:style>
    <style:style style:name="T25" style:family="text">
      <style:text-properties fo:language="en" fo:country="GB" officeooo:rsid="02091570"/>
    </style:style>
    <style:style style:name="T26" style:family="text">
      <style:text-properties officeooo:rsid="01eb250b"/>
    </style:style>
    <style:style style:name="T27" style:family="text">
      <style:text-properties officeooo:rsid="01ed758b"/>
    </style:style>
    <style:style style:name="T28" style:family="text">
      <style:text-properties officeooo:rsid="01ee51c9"/>
    </style:style>
    <style:style style:name="T29" style:family="text">
      <style:text-properties officeooo:rsid="01ef27bf"/>
    </style:style>
    <style:style style:name="T30" style:family="text">
      <style:text-properties officeooo:rsid="01f90c22"/>
    </style:style>
    <style:style style:name="T31" style:family="text">
      <style:text-properties officeooo:rsid="01f02922"/>
    </style:style>
    <style:style style:name="T32" style:family="text">
      <style:text-properties officeooo:rsid="01f3031f"/>
    </style:style>
    <style:style style:name="T33" style:family="text">
      <style:text-properties officeooo:rsid="01f3c2ce"/>
    </style:style>
    <style:style style:name="T34" style:family="text">
      <style:text-properties officeooo:rsid="01f59986"/>
    </style:style>
    <style:style style:name="T35" style:family="text">
      <style:text-properties officeooo:rsid="01f70cb1"/>
    </style:style>
    <style:style style:name="T36" style:family="text">
      <style:text-properties officeooo:rsid="01f79bb5"/>
    </style:style>
    <style:style style:name="T37" style:family="text">
      <style:text-properties fo:font-style="italic" style:font-style-asian="italic" style:font-style-complex="italic"/>
    </style:style>
    <style:style style:name="T38" style:family="text">
      <style:text-properties fo:font-style="italic" officeooo:rsid="01f79bb5" style:font-style-asian="italic" style:font-style-complex="italic"/>
    </style:style>
    <style:style style:name="T39" style:family="text">
      <style:text-properties fo:font-style="italic" officeooo:rsid="02086846"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1f79bb5" style:font-style-asian="normal" style:font-style-complex="normal"/>
    </style:style>
    <style:style style:name="T42" style:family="text">
      <style:text-properties fo:font-style="normal" officeooo:rsid="01f90109" style:font-style-asian="normal" style:font-style-complex="normal"/>
    </style:style>
    <style:style style:name="T43" style:family="text">
      <style:text-properties fo:font-style="normal" officeooo:rsid="01f90c22" style:font-style-asian="normal" style:font-style-complex="normal"/>
    </style:style>
    <style:style style:name="T44" style:family="text">
      <style:text-properties fo:font-style="normal" officeooo:rsid="01f9cd27" style:font-style-asian="normal" style:font-style-complex="normal"/>
    </style:style>
    <style:style style:name="T45" style:family="text">
      <style:text-properties fo:font-style="normal" officeooo:rsid="01fabf78" style:font-style-asian="normal" style:font-style-complex="normal"/>
    </style:style>
    <style:style style:name="T46" style:family="text">
      <style:text-properties fo:font-style="normal" officeooo:rsid="01fbd97d" style:font-style-asian="normal" style:font-style-complex="normal"/>
    </style:style>
    <style:style style:name="T47" style:family="text">
      <style:text-properties fo:font-style="normal" officeooo:rsid="01fd6b40" style:font-style-asian="normal" style:font-style-complex="normal"/>
    </style:style>
    <style:style style:name="T48" style:family="text">
      <style:text-properties fo:font-style="normal" officeooo:rsid="01ff3302" style:font-style-asian="normal" style:font-style-complex="normal"/>
    </style:style>
    <style:style style:name="T49" style:family="text">
      <style:text-properties fo:font-style="normal" officeooo:rsid="020025bf" style:font-style-asian="normal" style:font-style-complex="normal"/>
    </style:style>
    <style:style style:name="T50" style:family="text">
      <style:text-properties fo:font-style="normal" officeooo:rsid="02016841" style:font-style-asian="normal" style:font-style-complex="normal"/>
    </style:style>
    <style:style style:name="T51" style:family="text">
      <style:text-properties fo:font-style="normal" officeooo:rsid="0203389b" style:font-style-asian="normal" style:font-style-complex="normal"/>
    </style:style>
    <style:style style:name="T52" style:family="text">
      <style:text-properties fo:font-style="normal" officeooo:rsid="02047591" style:font-style-asian="normal" style:font-style-complex="normal"/>
    </style:style>
    <style:style style:name="T53" style:family="text">
      <style:text-properties fo:font-style="normal" officeooo:rsid="020544d4" style:font-style-asian="normal" style:font-style-complex="normal"/>
    </style:style>
    <style:style style:name="T54" style:family="text">
      <style:text-properties fo:font-style="normal" officeooo:rsid="02070e87" style:font-style-asian="normal" style:font-style-complex="normal"/>
    </style:style>
    <style:style style:name="T55" style:family="text">
      <style:text-properties fo:font-style="normal" officeooo:rsid="02086846" style:font-style-asian="normal" style:font-style-complex="normal"/>
    </style:style>
    <style:style style:name="T56" style:family="text">
      <style:text-properties fo:font-style="normal" officeooo:rsid="0208d5bf" style:font-style-asian="normal" style:font-style-complex="normal"/>
    </style:style>
    <style:style style:name="T57" style:family="text">
      <style:text-properties fo:font-style="normal" officeooo:rsid="0209157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13: Some <text:span text:style-name="T26">w</text:span>izarding sports</text:h>
      <text:h text:style-name="P36" text:outline-level="3"/>
      <text:p text:style-name="P2">A long week had passed since Katya’s <text:span text:style-name="T26">and Sergei’s</text:span> <text:span text:style-name="T26">remarked entry in Hogwarts’ Great Hall. A week during which the most ludicrous rumours had spread about Dumbledore, the Kemenovs, the Potters…</text:span></text:p>
      <text:p text:style-name="P3">Vladmir, impervious to all this gossip, had let the words slip by without touching him, <text:span text:style-name="T27">only giving an innocent smile to the Gryffindors or enthusiastic Hufflepuffs that took him to task a bit too vigorously. The Slytherins were waiting to see where the wind would blow and the Ravenclaws did not meddle with this matter in public, while they gave all their support to their eaglet in the secret of their common room.</text:span></text:p>
      <text:p text:style-name="P4">His friends had not turned his back on him and stayed behind him, supporting him. Neville knew all the ins and outs of the complaint as for Kevin and Neville… as Muggle-borns, they didn’t understand all the subtleties and didn’t interfere because they knew that fact perfectly well.</text:p>
      <text:p text:style-name="P4">“Congratulations Vladmir.”</text:p>
      <text:p text:style-name="P4">The Russian rose his head from his potions book to raise an eyebrow at the small Slytherin group. The librarian gave them a suspicious glare from her observation post. When she noted that they weren’t going to shout in the library she disappeared between two sets of shelves. After all, with Hermione and Neville at his side and the difficult relationship between the two enemy Houses, Vlad thought she had the right to be wary.</text:p>
      <text:p text:style-name="P4">“My father has told me that Dumbledore was <text:span text:style-name="T28">convoked to the Wizengamot and that his status as Chief Warlock was suspended for the trial.”</text:span></text:p>
      <text:p text:style-name="P4">“<text:span text:style-name="T28">Your family is powerful and has a lawyer. Culligan’s cabinet has an infallible reputation,” Daphne whispered as she sat down next to Kevin.</text:span></text:p>
      <text:p text:style-name="P4">“<text:span text:style-name="T28">According to my mother, several seats in the Wizengamot have formed a coalition to support you,” Blaise added.</text:span></text:p>
      <text:p text:style-name="P4">“<text:span text:style-name="T29">It is not surprising,” Neville said softly. “Acting like this, Dumbledore has hit a nerve for the noble families.”</text:span></text:p>
      <text:p text:style-name="P4">“<text:span text:style-name="T29">It is true that you are in a similar situation Longbottom,” Theodore responded. “By the way, your grand-mother and Lord Malfoy are the heads of the coalition. The fact that Vladmir’s aunt managed to convince Mrs Bones also helps a lot.”</text:span></text:p>
      <text:p text:style-name="P4">“<text:span text:style-name="T29">You have a very crafty family,” Draco said with a smile. “My father has written to me about his admiration for your aunt. To announce a trail for Dumbledore in the middle of the Great Hall without causing a scandal, like it was the most natural thing in the world… All the wizarding families knew the day after and the Daily Prophet made it its cover. It planted seeds of doubt and let rumours spread.”</text:span></text:p>
      <text:p text:style-name="P4">“<text:span text:style-name="T29">I know”, Vladmir simply said with a satisfied grin. “This morning, your national rag had said that Dumbledore had stolen three quarters of the Potter’s wealth, threatened distinguished members of </text:span><text:soft-page-break/><text:span text:style-name="T29">the government and it suggested that he was linked to the death of my parents. Your Rita Skeeter has a wild imagination.”</text:span></text:p>
      <text:p text:style-name="P4">“<text:span text:style-name="T29">Nicely done!” Blaise said, laughing while taking his books out of his bag. “Theo, do you have your Transfiguration textbook?”</text:span></text:p>
      <text:p text:style-name="P5">Theodore shook his head, sitting between Hermione and Kevin.</text:p>
      <text:p text:style-name="P5">“Here”, the lioness told him with a smile while handing him her book, “I’ve finished my essay.”</text:p>
      <text:p text:style-name="P5">The Slytherin didn’t hesitate and took it, thanking her. The table, suddenly small for the number of students around it, fell silent and the a hard-working ardour fell on it, which seemed out of place for a Saturday morning.</text:p>
      <text:p text:style-name="P5">Kevin was thoughtfully chewing on his goose <text:span text:style-name="T30">quill</text:span>, distractingly browsing an obscure Defence Against the Dark Arts treaty that Vladmir had recommended him. Blaise and Hermione, side by side, had exactly the same position and the same focused face and their eyebrows were frowned in reflection. Theo, to h<text:span text:style-name="T31">is</text:span> right <text:span text:style-name="T31">was also working on Potions and pointed Neville to some notes on his parchment to help him progress. Daphne was gazing at the park through the window while Draco was helping Vladmir with his Transfiguration essay.</text:span></text:p>
      <text:p text:style-name="P6">The small heterogeneous group of first years was undeniably catching attention. Many whispers could be heard from seeing this table gathering three Hogwarts houses exchanging their knowledge around a bag of sweets for Vladmir’s pockets.</text:p>
      <text:p text:style-name="P6">After a long time, Draco <text:span text:style-name="T32">rose his head and thoughtfully gazed at the two lions.</text:span></text:p>
      <text:p text:style-name="P6">“<text:span text:style-name="T32">Are you sick Granger?” the Slytherin suddenly asked.</text:span></text:p>
      <text:p text:style-name="P7">Everyone rose their head from their essays to look at the blond boy interrogatively.</text:p>
      <text:p text:style-name="P7">“No, I’m not. Why?” Hermione answered, surprised that the Pure-blood talked to her neither insultingly nor scornfully.</text:p>
      <text:p text:style-name="P7">“Because since Monday, you never rose your hand even once in class, even when nobody answered,” Theodore, who had followed Draco’s train of thought, simply declared.</text:p>
      <text:p text:style-name="P7">A satisfied smile stretched her lips as she remembered Ronald Weasley coming to apologise on his knees in front of the whole house. Neville had spread the rumour that she was deeply affected by the insulting words from the ginger and the lions, furious they had lost their source of house points, had made him pay dearly. But she had won her bet and Vladmir and Kevin owed her a favour. Her smile widened in a non-gryffindor-y fashion, <text:span text:style-name="T33">which Daphne pointed out to the table.</text:span></text:p>
      <text:p text:style-name="P7">“<text:span text:style-name="T33">Do we have a snake under this mane?” Blaise asked, amused.</text:span></text:p>
      <text:p text:style-name="P7">“<text:span text:style-name="T33">I wouldn’t have described Hermione this way, but it fits her too,” Kevin innocently commented, still looking at his essay.</text:span></text:p>
      <text:p text:style-name="P8">All the Slytherins looked at the small eagle, who was not aware of their gaze as Neville was choking on an Acid Pop. The Russian held back a laugh, which finally pulled Kevin out of his work. He opened his eyes wide when he saw that all the table was looking at him.</text:p>
      <text:p text:style-name="P8">“What?”</text:p>
      <text:p text:style-name="P8"><text:soft-page-break/>“Which lion are you talking about?” Daphne asked innocently.</text:p>
      <text:p text:style-name="P8">“Nzizvflelf…”</text:p>
      <text:p text:style-name="P8">Vladmir had put his hand on his mouth, preventing him from saying the name.</text:p>
      <text:p text:style-name="P8">“Kevin, some things must be kept from the ears of those who have a vicious tongue”, the Russian told him with amusement. “No offense Daphne.”</text:p>
      <text:p text:style-name="P8">“I believe all our house fits this description,” <text:span text:style-name="T34">she smiled in response. “However, I too wonder why you are so retiring in class.”</text:span></text:p>
      <text:p text:style-name="P8">“<text:span text:style-name="T34">Not that we don’t like it, we win more points that way,” Draco added. “But it is curious. Usually, you are always jumping on your chair to answer the teacher.” </text:span></text:p>
      <text:p text:style-name="P9">Hermione, as well as the three other betters, had an amused smile; when a voice rang around the sets of shelves.</text:p>
      <text:p text:style-name="P9">“Mione? I know you are here! Please, let me explain to you!” a tearful voice exclaimed. “I spoke too fast and…”</text:p>
      <text:p text:style-name="P9">“Mr Weasley! Speak lower or leave! You are in a library, not on a Quidditch field.”</text:p>
      <text:p text:style-name="P9">“I think I can guess why,” Blaise said with a smile when he saw Ron Weasley and Seamus Finnigan.</text:p>
      <text:p text:style-name="P9">“<text:span text:style-name="T35">What do you want, Weaslaid?” Draco asked with a haughty look.</text:span></text:p>
      <text:p text:style-name="P10">The ginger boy became purple while Seamus slipped his hand inside his pocket. However, he didn’t dare take his wand out when he saw that Mrs Pince was standing a few feet away.</text:p>
      <text:p text:style-name="P10">“Mione, what are you doing with these… Budding Death-Eaters?” Ron grumbled.</text:p>
      <text:p text:style-name="P10">“Ronald, <text:span text:style-name="T36">as it happens, these ‘Death-Eaters” were more courteous and amicable to me than you were since the start of the year!” the young lioness retorted with contempt, standing up in front of the ginger boy. “</text:span><text:span text:style-name="T38">They</text:span><text:span text:style-name="T41"> understand what it means to work and be calm. They don’t sleep during class and then ask for my notes afterwards.”</text:span></text:p>
      <text:p text:style-name="P10"><text:span text:style-name="T41">“But they spend their time insulting you and </text:span><text:span text:style-name="T42">call you…”</text:span></text:p>
      <text:p text:style-name="P11">“Don’t say any more Ronald Weasley! Don’t you think that ‘sarky intellectual’, ‘a real nightmare this girl’, and several other examples are love words?”</text:p>
      <text:p text:style-name="P11">“The terms were maybe not the most…”</text:p>
      <text:p text:style-name="P11">“Seamus, shut up, you are also to blame!” Hermione dryly cut him up. “You are both deplorably immature and egoistical, and…”</text:p>
      <text:p text:style-name="P11">The four Slytherins were watching the conversation deteriorate. The young lioness did not let anyone walk all over her and she probably had a strong character and more interesting than what she let out in class.</text:p>
      <text:p text:style-name="P11">“5 points from Gryffindor for excessive noise in the library, Mr Weasley!” an unpleasantly sweet voice grunted.</text:p>
      <text:p text:style-name="P11">Ron abruptly pivoted, turning pale as a shadow towered him.</text:p>
      <text:p text:style-name="P11"><text:soft-page-break/>“But…”</text:p>
      <text:p text:style-name="P23"><text:span text:style-name="T40">“</text:span><text:span text:style-name="T43">You disagree</text:span><text:span text:style-name="T40">, Mr Finnigan? Should I take 5 more points from Gryffindor to teach you respect?”</text:span></text:p>
      <text:p text:style-name="P23"><text:span text:style-name="T40">Professor Snape looked daggers at them before pointing them out of the library. </text:span><text:span text:style-name="T43">With their head lowered but tense with anger, they reluctantly obeyed and left. The Potions Master then spent several minutes watching the table of first years. Hermione quickly hid behind Blaise, using his size as a shield from the professor, who raised an eyebrow at her reaction. The dark gaze slowly scanned the books and essays spread all over the table, dotted here and there by inkwells and quills, before gazing at each of the students’ face.</text:span></text:p>
      <text:p text:style-name="P24"><text:span text:style-name="T40">Then, while they were all expecting more or less unkind remarks, a strange thing happened and all of them were shaken. A small smile stretched Professor Snape’s </text:span><text:span text:style-name="T44">thin lips and he nodded to them before turning away, swirling his robes behind him.</text:span></text:p>
      <text:p text:style-name="P12">“I want perfect essays on my desk on Monday morning, youngsters!”</text:p>
      <text:p text:style-name="P12">The hoarse voice rose up as the professor was disappearing in the corner of the alley, leaving an astounded table behind him.</text:p>
      <text:p text:style-name="P12">“Can someone explain to me what just happened?” Vladmir finally asked.</text:p>
      <text:p text:style-name="P12">Nobody could. It is thus particularly bewildered that Vlad and Neville left the library, letting the two Muggle-borns in the middle of a group of supposedly intolerant Slytherins.</text:p>
      <text:p text:style-name="P25"><text:span text:style-name="T40">“I hope Kevin will not say anything,” Neville sighed, getting his Remembrall from his bag, nonchalantly playing with it. The small ball, initially created to change colours in case the owner forgot anything, had been tampered with by her his grand-mother. </text:span><text:span text:style-name="T45">The magical artefact had become a detector that warned the lion about the presence of undesirable people that could see or hear him. Neville had modified the spell to exclude Vladmir from the undesirable list thanks to a simple magical identification. For now, it contained a white smoke.</text:span></text:p>
      <text:p text:style-name="P13">“It’s not his type. He is spontaneous, but if he has to keep quiet and he knows it, he will never talk…”</text:p>
      <text:p text:style-name="P13">Neville nodded and suddenly made an annoyed grimace as he stumbled, nearly dropping his Remembrall. The finely crafted sphere had turned scarlet.</text:p>
      <text:p text:style-name="P13">“Oh no!” he lamented. “I’ve forgotten something again!”</text:p>
      <text:p text:style-name="P26"><text:span text:style-name="T40">“The book you lent Kevin in the library </text:span><text:span text:style-name="T46">a while ago,” </text:span><text:span text:style-name="T47">the young Russian informed him with a sneering smile while discretely looking behind him.</text:span></text:p>
      <text:p text:style-name="P27"><text:span text:style-name="T40">He immediately saw the shape at the end of the corridor. On the other hand, how could one </text:span><text:span text:style-name="T37">not</text:span><text:span text:style-name="T40"> see that giant of the man 3 metres tall waving at them?</text:span></text:p>
      <text:p text:style-name="P14">“Vlad, Neville! H’ppy t’see ya ’gain,” Hagrid exclaimed.</text:p>
      <text:p text:style-name="P14">“Good morning Hagrid,” they chanted together. “How are you?”</text:p>
      <text:p text:style-name="P14">“Fine thanks; h’ve to do s’m’thing for the headm’ster right no’, but I hop’ you’ll c’me see me.”</text:p>
      <text:p text:style-name="P27"><text:span text:style-name="T40">“This afternoon, after the Quidditch match?” Neville asked, not considering Vlad’s </text:span><text:span text:style-name="T48">grimace.</text:span></text:p>
      <text:p text:style-name="P15"><text:soft-page-break/>“With ple’sure, yer friends can c’me too! I’ll bake me speci’lty. E’ry time there’s n’thing left!”</text:p>
      <text:p text:style-name="P28"><text:span text:style-name="T40">This time, both students grimaced together while waving Hagrid goodbye. They had to come with Kevin. He was the only one to eat the rocks the giant called biscuits… </text:span><text:span text:style-name="T49">They walked back to the Gryffindor’s Common Room, and, after having heard Neville’s supplications for five long minutes, Vladmir let himself be dragged inside, stepping foot for the first time in the lions’ inner sanctum.</text:span></text:p>
      <text:p text:style-name="P16">Vlad observed his surroundings with curiosity, and discovered a large, circular warm room, decorated with the colours of Gryffindor. Because the sum was shining outside, the room was nearly empty and they could sit down on some red pouffes in a corner lit by a ray of sunlight.</text:p>
      <text:p text:style-name="P29"><text:span text:style-name="T40">A few seats away, Ronald Weasley and Seamus Finn</text:span><text:span text:style-name="T50">i</text:span><text:span text:style-name="T40">gan </text:span><text:span text:style-name="T50">were playing Wizard’s Chess, watched by another boy, whom Neville called Dean Thomas. Well, playing… Ron seemed to literally crush his friend, even though Seamus seemed not to be that bad at the game, according to what Vladmir could see. The ginger boy was nonetheless dominating the whole game without even being that focused on the game…</text:span></text:p>
      <text:p text:style-name="P17">“By the way Vlad, why did you make that face when I talked about Quidditch?”</text:p>
      <text:p text:style-name="P17">The Russian brought his attention back to Neville, grumbling about curious friends. He finally sighed when he saw that the other three Gryffindors seemed to await his response as well. Bloody curious lions!</text:p>
      <text:p text:style-name="P17">“I don’t like that sport.”</text:p>
      <text:p text:style-name="P17">“Don’t you practice it in Russia?” Weasley asked, surprised, moving his Queen and making his opponent swear in response.</text:p>
      <text:p text:style-name="P17">“No, it’s too cold and we freeze in place,” Vladmir mocked. “Of course Quidditch exists, we’re not underdeveloped!”</text:p>
      <text:p text:style-name="P17">“Oi! I didn’t mean to insult you!”</text:p>
      <text:p text:style-name="P30"><text:span text:style-name="T40">“</text:span><text:span text:style-name="T51">Think before you talk, Ron,” Dean said, sighing and rolling his eyes. “I keep telling you that.”</text:span></text:p>
      <text:p text:style-name="P18">“We can’t all like the same sport,” Neville sighed, “but it’s the one the British wizards prefer.”</text:p>
      <text:p text:style-name="P18">“So, what sport do you like?” Dean asked. “Personally, I am a supporter of West Ham United, a football team.”</text:p>
      <text:p text:style-name="P30"><text:span text:style-name="T51">“</text:span><text:span text:style-name="T52">They </text:span><text:span text:style-name="T51">play in </text:span><text:span text:style-name="T52">First Division, don’t they?”</text:span></text:p>
      <text:p text:style-name="P19">“You follow football?” Dean responded, delighted.</text:p>
      <text:p text:style-name="P19">“A bit,” Vlad admitted. “A friend of mine is very passionate about football and watches every match he can… But he supports a French club.”</text:p>
      <text:p text:style-name="P19">Vladmir stood up to sit down closer and follow the chess match ongoing, followed by Neville.</text:p>
      <text:p text:style-name="P31"><text:span text:style-name="T40">“</text:span><text:span text:style-name="T53">You didn’t answer,” Seamus finally noticed, moving his king in </text:span><text:span text:style-name="T54">a last try to delay his defeat. Ron smiled and moved a pawn.</text:span></text:p>
      <text:p text:style-name="P20">“Checkmate!”</text:p>
      <text:p text:style-name="P20"><text:soft-page-break/>The Irish boy grumbled before watching Vladmir. The Ravenclaw sighed as he watched Ron putting his pieces away.</text:p>
      <text:p text:style-name="P20">“I am a flightracer.”</text:p>
      <text:p text:style-name="P20">“Merlin’s balls,” Ron swore as he knocked the box over, making his pieces roar in outrage. “You are… what?”</text:p>
      <text:p text:style-name="P20">“Flightracer? What is that?”</text:p>
      <text:p text:style-name="P20">“A sport where you race on brooms in natural conditions,” Neville whispered, gobsmacked. “You’ve hidden that from me, Vlad…”</text:p>
      <text:p text:style-name="P32"><text:span text:style-name="T40">“Meh! I’m </text:span><text:span text:style-name="T55">not bad, but nothing more.”</text:span></text:p>
      <text:p text:style-name="P32"><text:span text:style-name="T55">“Not bad, but nothing more?” Ron chocked. “Blimey, if you really are a flightracer, you are a </text:span><text:span text:style-name="T39">god</text:span><text:span text:style-name="T55"> on your broom.”</text:span></text:p>
      <text:p text:style-name="P21">“Do you mean to say that I am lying, Weasley?” Vladmir asked sombrely. “I should have lied, by the way,” he added softly to Neville.</text:p>
      <text:p text:style-name="P21">“Wait, I don’t understand,” Dean said as Seamus looked at Vlad with a newfound admiration.</text:p>
      <text:p text:style-name="P21">“Fligthracing is, as the name implies, races in flight. A track in a generally uneven terrain, and flying above 5 metres off the ground is forbidden. The obstacles vary according to the terrain. The goal is to finish the race alive and as fast as possible.”</text:p>
      <text:p text:style-name="P21">“Alive?” Dean was surprised.</text:p>
      <text:p text:style-name="P32"><text:span text:style-name="T55">“The annual death rate is 8%. It is lower in junior leagues as spells protect </text:span><text:span text:style-name="T56">the racers, but some deaths are reported every year. It is the deadliest wizarding sport, even more than dragoon racing or duels,” Neville told him. “It is mostly practised in Asia and Eastern Europe.”</text:span></text:p>
      <text:p text:style-name="P22">“Seriously? We need to get a broom from the Quidditch team!” Dean exclaimed. “I can’t wait to see that!”</text:p>
      <text:p text:style-name="P22">“No.”</text:p>
      <text:p text:style-name="P22">Vlad’s response froze the Gryffindor, who looked at him with puppy eyes.</text:p>
      <text:p text:style-name="P22">“Why?”</text:p>
      <text:p text:style-name="P22">“I have neither my protections nor my broom.”</text:p>
      <text:p text:style-name="P22">“He’s not wrong,” Ron sighed, disappointed as well.</text:p>
      <text:p text:style-name="P22">“But…”</text:p>
      <text:p text:style-name="P33"><text:span text:style-name="T40">“Dean, do you see Quidditch protections?” Well, a flightracer has the same type of equipment, except it is bedecked with protection and cushioning spells. And </text:span><text:span text:style-name="T57">last but not least, he only flies on a broom he knows like the back of his hand, a broom that costs an arm and a leg, like a Comet 201 or… what type of broom do you race on?”</text:span></text:p>
      <text:p text:style-name="P34"><text:span text:style-name="T2">“I have a </text:span><text:span text:style-name="T24">Stea </text:span><text:span text:style-name="Emphasis"><text:span text:style-name="T25">căzătoare</text:span></text:span><text:span text:style-name="Emphasis"><text:span text:style-name="T2">.”</text:span></text:span></text:p>
      <text:p text:style-name="P34"><text:soft-page-break/><text:span text:style-name="Emphasis"><text:span text:style-name="T2">“The very best of Eastern brooms,” Ron agreed. “My brother has one, it’s wonderful, but you can only find them in Romania.”</text:span></text:span></text:p>
      <text:p text:style-name="P34"><text:span text:style-name="Emphasis"><text:span text:style-name="T2">Vladmir had a lopsided smile. Charlie Weasley indeed had a </text:span></text:span><text:span text:style-name="Emphasis"><text:span text:style-name="T24">Stea</text:span></text:span><text:span text:style-name="Emphasis"><text:span text:style-name="T2"> and he was the incumbent Romanian Flightracing champion. However, he was convince he family knew nothing about that…</text:span></text:span></text:p>
      <text:p text:style-name="P34"><text:span text:style-name="Emphasis"><text:span text:style-name="T2">“Well, will you come see the match anyway?” Neville asked.</text:span></text:span></text:p>
      <text:p text:style-name="P34"><text:span text:style-name="Emphasis"><text:span text:style-name="T2">Vladmir half-heartedly </text:span></text:span><text:span text:style-name="Emphasis"><text:span text:style-name="T3">agreed before starting a chess game with Ron. His pieces, uncooperative at first, finally let him play and they started a very disputed match, which motivated the red-haired boy. Vlad lost in the end and resigned </text:span></text:span><text:span text:style-name="Emphasis"><text:span text:style-name="T4">before </text:span></text:span><text:span text:style-name="Emphasis"><text:span text:style-name="T5">Ron had the opportunity to play </text:span></text:span><text:span text:style-name="Emphasis"><text:span text:style-name="T4">the last moves.</text:span></text:span></text:p>
      <text:p text:style-name="P34"><text:span text:style-name="Emphasis"><text:span text:style-name="T4">“</text:span></text:span><text:span text:style-name="Emphasis"><text:span text:style-name="T5">Why do you resign?” Dean asked, analysing the game.</text:span></text:span></text:p>
      <text:p text:style-name="P34"><text:span text:style-name="Emphasis"><text:span text:style-name="T5">“Whatever he does, I checkmate him in at most three moves,” Ron explained, beaming. “Blimey Vlad, we have to play chess more often, you are an excellent player! I rarely have as good of an opponent as you in school!”</text:span></text:span></text:p>
      <text:p text:style-name="P34"><text:span text:style-name="Emphasis"><text:span text:style-name="T5">The ginger boy started putting his pieces into their box when he saw his brothers pass through the room briskly. They all looked at the clock and Ron swore.</text:span></text:span></text:p>
      <text:p text:style-name="P34"><text:span text:style-name="Emphasis"><text:span text:style-name="T5">“Shit! The match starts in fifteen minutes, there won’t be any room left!”</text:span></text:span></text:p>
      <text:p text:style-name="P34"><text:span text:style-name="Emphasis"><text:span text:style-name="T5">He slipped the chess box inside his pocket and nearly ran after the Weasley twins with his friends. Vladmir and Neville looked at each other, amused, and they left the Common Room more slowly to get to the Quidditch </text:span></text:span><text:span text:style-name="Emphasis"><text:span text:style-name="T6">pitch. They only had to follow the crowd hurrying to the park to be sure not to get lost.</text:span></text:span></text:p>
      <text:p text:style-name="P34"><text:span text:style-name="Emphasis"><text:span text:style-name="T6"><text:tab/><text:tab/><text:tab/><text:tab/><text:tab/><text:tab/><text:tab/>.oOo.</text:span></text:span></text:p>
      <text:p text:style-name="P34"><text:span text:style-name="Emphasis"><text:span text:style-name="T7">Once they arrived inside the stadium, Vladmir observed the grandstands attributed to each House. Nearly all students were wearing the colours of one of the two playing teams, forming a sea of red and green faces. The Russian let himself get dragged by Neville in the direction if the Gryffindor grandstand, where Hermione waved at them. They climbed the wooden stairs and rapidly reached the young lioness’ row, noticing with a big surprise that Ron was also present without the other two lions.</text:span></text:span></text:p>
      <text:p text:style-name="P34"><text:span text:style-name="Emphasis"><text:span text:style-name="T7">“Did you finally accept his apologies?” Vlad whispered in her direction, who shook her head and looked daggers at the ginger, who bent his, shamefaced. Ron had probably used the circumstances to try and talk to her. The Russian </text:span></text:span><text:span text:style-name="Emphasis"><text:span text:style-name="T8">boy held a smile back </text:span></text:span><text:span text:style-name="Emphasis"><text:span text:style-name="T9">while listening the lioness grumble on about the inanity of immature and too stubborn to acknowledge their wrongdoings for long minutes, making </text:span></text:span><text:span text:style-name="Emphasis"><text:span text:style-name="T10">the </text:span></text:span><text:span text:style-name="Emphasis"><text:span text:style-name="T11">person involved shrivel in his seat.</text:span></text:span></text:p>
      <text:p text:style-name="P34"><text:span text:style-name="Emphasis"><text:span text:style-name="T11">“</text:span></text:span><text:span text:style-name="Emphasis"><text:span text:style-name="T12">I hope you are not talking about m Granger!”</text:span></text:span></text:p>
      <text:p text:style-name="P34"><text:span text:style-name="Emphasis"><text:span text:style-name="T12">“Don’t you overexcite her, Malfoy! She has spent half an hour complaining about Ron!” Neville exclaimed, looking at the blond Pure-blood who had stopped by their side, making the other lions nearby annoyed and whispering.</text:span></text:span></text:p>
      <text:p text:style-name="P34"><text:span text:style-name="Emphasis"><text:span text:style-name="T12">“Ah! So it’s about Weaslaid again. Frankly Granger, this guy is not worth it.”</text:span></text:span></text:p>
      <text:p text:style-name="P34"><text:soft-page-break/><text:span text:style-name="Emphasis"><text:span text:style-name="T12">“Shut up you albino numbskull!” Ron roared. “And why are you here in the Gryffindors’ stand in the first place?”</text:span></text:span></text:p>
      <text:p text:style-name="P34"><text:span text:style-name="Emphasis"><text:span text:style-name="T12">Draco completely ignored the boy who had become as red as his hair, and told Vladmir he who have preferred to have seen him in the Slytherins’ stand.</text:span></text:span></text:p>
      <text:p text:style-name="P34"><text:span text:style-name="Emphasis"><text:span text:style-name="T12">“Sorry Draco. If it were up to me, I would not have come see the match at all, but I was sequestered.”</text:span></text:span></text:p>
      <text:p text:style-name="P34"><text:span text:style-name="Emphasis"><text:span text:style-name="T12">“Oh! So you would be a damsel in distress?” the Slytherin sneered. “Do I have to floor the dragon keeping you captive?”</text:span></text:span></text:p>
      <text:p text:style-name="P34"><text:span text:style-name="Emphasis"><text:span text:style-name="T12">“I think I can manage,” Vlad said with a smile. “But I’ll let you know if I need help!”</text:span></text:span></text:p>
      <text:p text:style-name="P34"><text:span text:style-name="Emphasis"><text:span text:style-name="T12">Draco </text:span></text:span><text:span text:style-name="Emphasis"><text:span text:style-name="T13">lightly laughed before leaving them and wished them luck, not without telling them that the Gryffindor team would lose. And the first few minutes of the match ruled in the Slytherin’s favour. Despite the inclusion of some good players, Gryffindor was playing an extremely solid and reactive team, playing at the edge of the law, but never crossing any line.</text:span></text:span></text:p>
      <text:p text:style-name="P34"><text:span text:style-name="Emphasis"><text:span text:style-name="T13">“Foul,” </text:span></text:span><text:span text:style-name="Emphasis"><text:span text:style-name="T14">the commentator yelled as Naomie Landburn, the young Seeker from Gryffindor, was blocked by the Slytherins’ captain.</text:span></text:span></text:p>
      <text:p text:style-name="P34"><text:span text:style-name="Emphasis"><text:span text:style-name="T14">“Good…” Vladmir whispered.</text:span></text:span></text:p>
      <text:p text:style-name="P34"><text:span text:style-name="Emphasis"><text:span text:style-name="T14">“Good?” Hermione asked, confused. “That was a serious foul!”</text:span></text:span></text:p>
      <text:p text:style-name="P34"><text:span text:style-name="Emphasis"><text:span text:style-name="T14">“Slytherins were completely disorganised and their Seeker was too far from the Snitch. If the penalty gets through, you win 10 points but the Slytherins still are 50 ahead. If your Landburn had caught the Snitch, they would have lost. That was strategic.”</text:span></text:span></text:p>
      <text:p text:style-name="P34"><text:span text:style-name="Emphasis"><text:span text:style-name="T14">“Like sacrificing a pawn for a queen…” Ron whispered.</text:span></text:span></text:p>
      <text:p text:style-name="P34"><text:span text:style-name="Emphasis"><text:span text:style-name="T14">“Contrary to the Gryffindors, who rely too much on their Keeper and neglect some position, however vital they may be, Slytherins try to focus on group cohesion. Flint, their captain, is very active, but he oversees the whole game despite the fact he is a Chaser, and they communicate excellently. He is a good captain.”</text:span></text:span></text:p>
      <text:p text:style-name="P34"><text:span text:style-name="Emphasis"><text:span text:style-name="T14">“Well, fortunately you don’t like Quidditch…” Ron whispered again.</text:span></text:span></text:p>
      <text:p text:style-name="P34"><text:span text:style-name="Emphasis"><text:span text:style-name="T14">“You are an excellent strategist, Weasley, one only has to </text:span></text:span><text:span text:style-name="Emphasis"><text:span text:style-name="T15">see you play chess to understand it. Use your analytical spirit outside a chessboard and you’ll do wonders.”</text:span></text:span></text:p>
      <text:p text:style-name="P34"><text:span text:style-name="Emphasis"><text:span text:style-name="T15">Vladmir then turned back to Neville, as disinterested in the game as he was, and they started whispering to one another, their conversation inaudible for their neighbours because of the noise the Gryffindors’ supporters made. The grandstand suddenly trembled and they both jumped to their feet, wand in their hand as cries of surprise rang out. Something foul was happening. </text:span></text:span></text:p>
      <text:p text:style-name="P34"><text:span text:style-name="Emphasis"><text:span text:style-name="T15">Vladmir felt the air slowly turn under them, </text:span></text:span><text:span text:style-name="Emphasis"><text:span text:style-name="T16">giving off an aura he knew too well. Dark Magic. And seeing Neville’s face, the Gryffindor had also understood the reason of this localised earthquake.</text:span></text:span></text:p>
      <text:p text:style-name="P34"><text:span text:style-name="Emphasis"><text:span text:style-name="T16">He looked out to the professors’ stand and caught the eye of two immobile and whispering men. Quirell’s face was as pale as it always was, while Snape seemed furious. He was convinced one of </text:span></text:span><text:soft-page-break/><text:span text:style-name="Emphasis"><text:span text:style-name="T16">them tried to maintain the structure while the other tried to destroy it and harm them. But who was who?</text:span></text:span></text:p>
      <text:p text:style-name="P34"><text:span text:style-name="Emphasis"><text:span text:style-name="T16">“Nev, you’re an empath, right?”</text:span></text:span></text:p>
      <text:p text:style-name="P34"><text:span text:style-name="Emphasis"><text:span text:style-name="T16">“Yeah,” the young Longbottom groaned, trying to stay upright to find the ones at fault. They were the only ones standing in the upheaval that shook the stand, the other students were screaming while they tried to leave, adding more confusion in the small, panicked crowd.</text:span></text:span></text:p>
      <text:p text:style-name="P34"><text:span text:style-name="Emphasis"><text:span text:style-name="T16">“Use your empathy with Quirell and Snape!”</text:span></text:span></text:p>
      <text:p text:style-name="P34"><text:span text:style-name="Emphasis"><text:span text:style-name="T16">Neville briskly turned his head to the two professors, </text:span></text:span><text:span text:style-name="Emphasis"><text:span text:style-name="T17">his face dead serious, and caught Professor Snape’s eyes. The sight of the Gryffindor so focused and so different of the face he wore during his lessons seemed to unsettle him, because he widened his eyes and lost his concentration. In reaction, the grandstand started to dangerously tip over.</text:span></text:span></text:p>
      <text:p text:style-name="P34"><text:span text:style-name="Emphasis"><text:span text:style-name="T17">“It’s Quirell!”</text:span></text:span></text:p>
      <text:p text:style-name="P34"><text:span text:style-name="Emphasis"><text:span text:style-name="T17">Vladmir stared at the Defence Against Dark Arts Professor and stared murmuring rough words himself, while Neville tried hard to help Snape stabilise the stand. Fortunately, the Professors had realised something abnormal was happening and stood up. In the ensuing panic, Quirell was violently pushed aside and lost his eye contact with Vladmir.</text:span></text:span></text:p>
      <text:p text:style-name="P34"><text:span text:style-name="Emphasis"><text:span text:style-name="T17">The trembling instantly stopped, while a sudden ovation rang out from the Slytherin. They team had taken advantage of the confusion to catch the Snitch. Vladmir and Neville then caught Severus Snape’s eyes… A strange looked that foreshadowed serious complications.</text:span></text:span></text:p>
      <text:p text:style-name="P35"><text:span text:style-name="Emphasis"><text:span text:style-name="T17">.oOo.</text:span></text:span></text:p>
      <text:p text:style-name="P1"><text:span text:style-name="Emphasis"><text:span text:style-name="T18">“Snape definitely did it, he hates Gryffindors, you only had to see how he stared at us!”</text:span></text:span></text:p>
      <text:p text:style-name="P1"><text:span text:style-name="Emphasis"><text:span text:style-name="T18">Vladmir said nothing, simply drinking his spiced tea, as Kevin conscientiously dunked his </text:span></text:span><text:span text:style-name="Emphasis"><text:span text:style-name="T19">piece of</text:span></text:span><text:span text:style-name="Emphasis"><text:span text:style-name="T18"> cake in the nearly-boiling liquid. As soon as the match was over, Kevin had met with the young Russian, concerned, and they went to Hagrid’s shack with Ron and Neville. However, Vladmir was beginning to be fed up with it. The good humour from the start of the day had vanished and he thought about all the troubles he had since the start of the year. After a </text:span></text:span><text:span text:style-name="Emphasis"><text:span text:style-name="T20">Cerberus</text:span></text:span><text:span text:style-name="Emphasis"><text:span text:style-name="T18">, </text:span></text:span><text:span text:style-name="Emphasis"><text:span text:style-name="T20">and a troll, he had just been the target of an attempted murder. He looked at Neville and Kevin and noticed that they both had a sombre and thoughtful look on their face. They were also thinking about all these implications.</text:span></text:span></text:p>
      <text:p text:style-name="P1"><text:span text:style-name="Emphasis"><text:span text:style-name="T20">“C’me on Ron, that’s not possible!” the giant tempered.</text:span></text:span></text:p>
      <text:p text:style-name="P1"><text:span text:style-name="Emphasis"><text:span text:style-name="T20">“I saw him! He was casting a spell, murmuring magical incantations!”</text:span></text:span></text:p>
      <text:p text:style-name="P1"><text:span text:style-name="Emphasis"><text:span text:style-name="T20">“Why woul’ Pr’fessor Snape do that?” Hagrid asked, standing up to fetch the teapot and pour them another serving. “Na, he’s got nothin’ to do with’at.”</text:span></text:span></text:p>
      <text:p text:style-name="P1"><text:span text:style-name="Emphasis"><text:span text:style-name="T20">Neville rose his head, frowning. A discussion he had a while earlier with Vladmir and Kevin coming back to his mind. They had sought the reasons to sneak a troll in to create a diversion, and Vladmir had then spoken about Professor Snape’s wound. </text:span></text:span><text:span text:style-name="Emphasis"><text:span text:style-name="T21">Of</text:span></text:span><text:span text:style-name="Emphasis"><text:span text:style-name="T20"> that and the sudden presence of Professor Quirell out of the Hospital Wing,</text:span></text:span><text:span text:style-name="Emphasis"><text:span text:style-name="T21"> as he was supposed to stay there all evening following his fright caused by the Hufflepuffs’ costumes…</text:span></text:span></text:p>
      <text:p text:style-name="P1"><text:soft-page-break/><text:span text:style-name="Emphasis"><text:span text:style-name="T21">“However, he must have tried to pass the Cerberus on the third floor during Halloween… He may be looking for what the dog is guarding,” the young Longbottom softly said.</text:span></text:span></text:p>
      <text:p text:style-name="P1"><text:span text:style-name="Emphasis"><text:span text:style-name="T21">“Ye’ve seen Fluffy?”</text:span></text:span></text:p>
      <text:p text:style-name="P1"><text:span text:style-name="Emphasis"><text:span text:style-name="T21">“Fluffy? So this furball has a name?” Vlad asked, discreetly kicking Ron to let him know to shut up and let him talk.</text:span></text:span></text:p>
      <text:p text:style-name="P1"><text:span text:style-name="Emphasis"><text:span text:style-name="T21">“Yeah, he’s mine”, Hagrid proudly said. “I’ve let Dumbledore borrow ‘im t’ guard…”</text:span></text:span></text:p>
      <text:p text:style-name="P1"><text:span text:style-name="Emphasis"><text:span text:style-name="T21">Vladmir ignored the giant’s sudden hesitation and sighed.</text:span></text:span></text:p>
      <text:p text:style-name="P1"><text:span text:style-name="Emphasis"><text:span text:style-name="T21">“Too bad he’s </text:span></text:span><text:span text:style-name="Emphasis"><text:span text:style-name="T22">got to be locked up, these magical dogs only like wide-open spaces…”</text:span></text:span></text:p>
      <text:p text:style-name="P1"><text:span text:style-name="Emphasis"><text:span text:style-name="T22">“I know”, Hagrid sighed, “but he got to be in the cast’e.”</text:span></text:span></text:p>
      <text:p text:style-name="P1"><text:span text:style-name="Emphasis"><text:span text:style-name="T22">“He seems to have done his job well, Snape was bitten when he tried to get through!” Neville brought the subject back.</text:span></text:span></text:p>
      <text:p text:style-name="P1"><text:span text:style-name="Emphasis"><text:span text:style-name="T22">“I’ve traine’ him well… </text:span></text:span><text:span text:style-name="Emphasis"><text:span text:style-name="T19">Wait, I tol’ ya tha’ Snape has nothin’ to do with tha’! And he got no reason to pass through Fluffy, help’d with the prote’tions!”</text:span></text:span></text:p>
      <text:p text:style-name="P1"><text:span text:style-name="Emphasis"><text:span text:style-name="T19">This time, it was Kevin who kicked Ron under the table to silence him, before putting a piece of cake in his hands.</text:span></text:span></text:p>
      <text:p text:style-name="P1"><text:span text:style-name="Emphasis"><text:span text:style-name="T19">“Shut up and eat”, he whispered before turning to Hagrid. “Cerberuses, aren’t they the dogs guarding Hades? Are you keeping a demon in the castle ground?”</text:span></text:span></text:p>
      <text:p text:style-name="P1"><text:span text:style-name="Emphasis"><text:span text:style-name="T19">Ron chocked on his piece of cake, utterly shocked, while Neville and Vladmir held back an amused laughter, understanding the tactic the short Ravenclaw was using. Telling a lie to get at the truth was very sneaky indeed.</text:span></text:span></text:p>
      <text:p text:style-name="P1"><text:span text:style-name="Emphasis"><text:span text:style-name="T19">“No! A demon! Tha’s nonsense!”</text:span></text:span></text:p>
      <text:p text:style-name="P1"><text:span text:style-name="Emphasis"><text:span text:style-name="T19">“I know! You’ve discovered an immortality stone, and because it contains the souls of hundreds of dead people, you brought it under the protection of </text:span></text:span><text:span text:style-name="Emphasis"><text:span text:style-name="T23">one of Hades’ protectors! After all, it’s his job to guard souls, isn’t it? Even if it’s under the form of a stone!”</text:span></text:span></text:p>
      <text:p text:style-name="P1"><text:span text:style-name="Emphasis"><text:span text:style-name="T23">Only Ron didn’t see the giant had suddenly turned pale.</text:span></text:span></text:p>
      <text:p text:style-name="P1"><text:span text:style-name="Emphasis"><text:span text:style-name="T23">“</text:span></text:span><text:span text:style-name="Emphasis"><text:span text:style-name="T1">Stop with thos’ the’ries tha’ make no sense! What’s kept in the cas’le’s stri’tly between Nicolas Flamel and Dumbledore!”</text:span></text:span></text:p>
      <text:p text:style-name="P1"><text:span text:style-name="Emphasis"><text:span text:style-name="T1">“Flamel?” Kevin asked, with an innocent but satisfied smile. “Like Nicolas Flamel, the French alchemist? The one who created the Philosopher’s Ston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Vlad_20_Kemenov" style:display-name="Vlad Kemenov" style:family="paragraph" style:parent-style-name="Text_20_body" style:master-page-name="">
      <loext:graphic-properties draw:fill="none" draw:fill-color="#729fcf"/>
      <style:paragraph-properties style:page-number="auto" fo:background-color="transparent" style:writing-mode="page">
        <style:tab-stops/>
      </style:paragraph-properties>
      <style:text-properties style:font-name="Liberation Serif" fo:font-family="'Liberation Serif'" style:font-family-generic="roman" style:font-pitch="variable" fo:font-weight="normal" style:font-weight-asian="normal" style:font-weight-complex="normal"/>
    </style:style>
    <style:style style:name="Anglais" style:family="paragraph" style:parent-style-name="Vlad_20_Kemenov" style:master-page-name="">
      <loext:graphic-properties draw:fill="none" draw:fill-color="#729fcf"/>
      <style:paragraph-properties fo:margin-top="0cm" fo:margin-bottom="0.247cm" loext:contextual-spacing="false" fo:line-height="120%" fo:text-align="start" style:justify-single-word="false" style:page-number="auto" fo:background-color="transparent" style:shadow="none" style:writing-mode="page">
        <style:tab-stops/>
      </style:paragraph-properties>
      <style:text-properties style:font-name="Liberation Serif" fo:font-family="'Liberation Serif'" style:font-family-generic="roman" style:font-pitch="variable" fo:font-style="normal" fo:font-weight="normal" officeooo:rsid="024b77a2" style:font-size-asian="10.5pt" style:font-style-asian="normal" style:font-weight-asian="normal" style:font-style-complex="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re_20_Chapitre" style:display-name="Titre Chapitre" style:family="paragraph" style:parent-style-name="Heading_20_1" style:next-style-name="Lieux" style:default-outline-level="1" style:list-style-name="">
      <style:paragraph-properties style:writing-mode="pag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eux" style:family="paragraph" style:parent-style-name="Heading_20_3" style:next-style-name="Anglais" style:default-outline-level="3" style:list-style-name="">
      <style:paragraph-properties style:writing-mode="pag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3T20:59:58.840359527</meta:creation-date>
    <meta:generator>LibreOffice/6.4.4.2$Linux_X86_64 LibreOffice_project/40$Build-2</meta:generator>
    <dc:date>2020-07-23T21:00:44.891486086</dc:date>
    <meta:editing-duration>PT46S</meta:editing-duration>
    <meta:editing-cycles>2</meta:editing-cycles>
    <meta:document-statistic meta:table-count="0" meta:image-count="0" meta:object-count="0" meta:page-count="10" meta:paragraph-count="171" meta:word-count="4386" meta:character-count="25507" meta:non-whitespace-character-count="21283"/>
  </office:meta>
</office:document-meta>
</file>